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ystem-ui" svg:font-family="system-ui, apple-system,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justify" style:justify-single-word="false"/>
    </style:style>
    <style:style style:name="P2" style:family="paragraph" style:parent-style-name="Heading_20_2">
      <style:paragraph-properties fo:margin-left="0in" fo:margin-right="0in" fo:text-align="justify" style:justify-single-word="false" fo:text-indent="0in" style:auto-text-indent="false"/>
    </style:style>
    <style:style style:name="P3" style:family="paragraph" style:parent-style-name="Heading_20_2">
      <style:paragraph-properties fo:margin-top="0in" fo:margin-bottom="0.0972in" loext:contextual-spacing="false" fo:text-align="justify" style:justify-single-word="false" fo:orphans="2" fo:widows="2"/>
    </style:style>
    <style:style style:name="P4" style:family="paragraph" style:parent-style-name="Standard">
      <style:paragraph-properties fo:text-align="justify" style:justify-single-word="false"/>
    </style:style>
    <style:style style:name="P5" style:family="paragraph" style:parent-style-name="Text_20_body">
      <style:paragraph-properties fo:margin-top="0in" fo:margin-bottom="0.0972in" loext:contextual-spacing="false" fo:text-align="justify" style:justify-single-word="false" fo:orphans="2" fo:widows="2"/>
    </style:style>
    <style:style style:name="P6" style:family="paragraph" style:parent-style-name="Text_20_body" style:list-style-name="L1">
      <style:paragraph-properties fo:margin-top="0in" fo:margin-bottom="0.0972in" loext:contextual-spacing="false" fo:text-align="justify" style:justify-single-word="false" fo:orphans="2" fo:widows="2"/>
    </style:style>
    <style:style style:name="P7" style:family="paragraph" style:parent-style-name="Text_20_body" style:list-style-name="L2">
      <style:paragraph-properties fo:margin-top="0in" fo:margin-bottom="0.0972in" loext:contextual-spacing="false" fo:text-align="justify" style:justify-single-word="false" fo:orphans="2" fo:widows="2"/>
    </style:style>
    <style:style style:name="P8" style:family="paragraph" style:parent-style-name="Text_20_body" style:list-style-name="L3">
      <style:paragraph-properties fo:margin-top="0in" fo:margin-bottom="0.0972in" loext:contextual-spacing="false" fo:text-align="justify" style:justify-single-word="false" fo:orphans="2" fo:widows="2"/>
    </style:style>
    <style:style style:name="P9" style:family="paragraph" style:parent-style-name="Text_20_body" style:list-style-name="L4">
      <style:paragraph-properties fo:margin-top="0in" fo:margin-bottom="0.0972in" loext:contextual-spacing="false" fo:text-align="justify" style:justify-single-word="false" fo:orphans="2" fo:widows="2"/>
    </style:style>
    <style:style style:name="P10" style:family="paragraph" style:parent-style-name="Text_20_body" style:list-style-name="L5">
      <style:paragraph-properties fo:margin-top="0in" fo:margin-bottom="0.0972in" loext:contextual-spacing="false" fo:text-align="justify" style:justify-single-word="false" fo:orphans="2" fo:widows="2"/>
    </style:style>
    <style:style style:name="P11" style:family="paragraph" style:parent-style-name="Text_20_body" style:list-style-name="L6">
      <style:paragraph-properties fo:margin-top="0in" fo:margin-bottom="0.0972in" loext:contextual-spacing="false" fo:text-align="justify" style:justify-single-word="false" fo:orphans="2" fo:widows="2"/>
    </style:style>
    <style:style style:name="P12" style:family="paragraph" style:parent-style-name="Text_20_body" style:list-style-name="L7">
      <style:paragraph-properties fo:margin-top="0in" fo:margin-bottom="0.0972in" loext:contextual-spacing="false" fo:text-align="justify" style:justify-single-word="false" fo:orphans="2" fo:widows="2"/>
    </style:style>
    <style:style style:name="P13" style:family="paragraph" style:parent-style-name="Text_20_body" style:list-style-name="L8">
      <style:paragraph-properties fo:margin-top="0in" fo:margin-bottom="0.0972in" loext:contextual-spacing="false" fo:text-align="justify" style:justify-single-word="false" fo:orphans="2" fo:widows="2"/>
    </style:style>
    <style:style style:name="P14" style:family="paragraph" style:parent-style-name="Text_20_body" style:list-style-name="L9">
      <style:paragraph-properties fo:margin-top="0in" fo:margin-bottom="0.0972in" loext:contextual-spacing="false" fo:text-align="justify" style:justify-single-word="false" fo:orphans="2" fo:widows="2"/>
    </style:style>
    <style:style style:name="P15" style:family="paragraph" style:parent-style-name="Text_20_body" style:list-style-name="L10">
      <style:paragraph-properties fo:margin-top="0in" fo:margin-bottom="0.0972in" loext:contextual-spacing="false" fo:text-align="justify" style:justify-single-word="false" fo:orphans="2" fo:widows="2"/>
    </style:style>
    <style:style style:name="P16" style:family="paragraph" style:parent-style-name="Text_20_body" style:list-style-name="L11">
      <style:paragraph-properties fo:margin-top="0in" fo:margin-bottom="0.0972in" loext:contextual-spacing="false" fo:text-align="justify" style:justify-single-word="false" fo:orphans="2" fo:widows="2"/>
    </style:style>
    <style:style style:name="P17" style:family="paragraph" style:parent-style-name="Text_20_body" style:list-style-name="L12">
      <style:paragraph-properties fo:margin-top="0in" fo:margin-bottom="0.0972in" loext:contextual-spacing="false" fo:text-align="justify" style:justify-single-word="false" fo:orphans="2" fo:widows="2"/>
    </style:style>
    <style:style style:name="P18" style:family="paragraph" style:parent-style-name="Text_20_body" style:list-style-name="L13">
      <style:paragraph-properties fo:margin-top="0in" fo:margin-bottom="0.0972in" loext:contextual-spacing="false" fo:text-align="justify" style:justify-single-word="false" fo:orphans="2" fo:widows="2"/>
    </style:style>
    <style:style style:name="P19" style:family="paragraph" style:parent-style-name="Text_20_body">
      <style:paragraph-properties fo:margin-left="0in" fo:margin-right="0in" fo:text-align="justify" style:justify-single-word="false" fo:text-indent="0in" style:auto-text-indent="false"/>
    </style:style>
    <style:style style:name="P20" style:family="paragraph" style:parent-style-name="Text_20_body">
      <style:paragraph-properties fo:margin-left="0in" fo:margin-right="0in" fo:margin-top="0in" fo:margin-bottom="0.0972in" loext:contextual-spacing="false" fo:text-align="justify" style:justify-single-word="false" fo:text-indent="0in" style:auto-text-indent="false"/>
    </style:style>
    <style:style style:name="P21" style:family="paragraph" style:parent-style-name="Text_20_body" style:list-style-name="L6">
      <style:paragraph-properties fo:margin-left="0in" fo:margin-right="0in" fo:margin-top="0in" fo:margin-bottom="0.0972in" loext:contextual-spacing="false" fo:text-align="justify" style:justify-single-word="false" fo:orphans="2" fo:widows="2" fo:text-indent="0in" style:auto-text-indent="false"/>
    </style:style>
    <style:style style:name="P22" style:family="paragraph" style:parent-style-name="Text_20_body">
      <style:paragraph-properties fo:margin-left="0in" fo:margin-right="0in" fo:text-align="justify" style:justify-single-word="false" fo:text-indent="0in" style:auto-text-indent="false" fo:break-before="page"/>
    </style:style>
    <style:style style:name="T1" style:family="text">
      <style:text-properties fo:font-variant="normal" fo:text-transform="none" fo:color="#212529" style:font-name="system-ui" fo:letter-spacing="normal" fo:font-style="normal" fo:font-weight="bold"/>
    </style:style>
    <style:style style:name="T2" style:family="text">
      <style:text-properties fo:font-variant="normal" fo:text-transform="none" fo:color="#212529" style:font-name="system-ui" fo:font-size="12pt" fo:letter-spacing="normal" fo:font-style="normal" fo:font-weight="bold"/>
    </style:style>
    <style:style style:name="T3" style:family="text">
      <style:text-properties fo:font-variant="normal" fo:text-transform="none" fo:color="#212529" style:font-name="system-ui" fo:font-size="12pt" fo:letter-spacing="normal" fo:font-style="normal" fo:font-weight="normal"/>
    </style:style>
    <style:style style:name="T4" style:family="text">
      <style:text-properties fo:font-variant="normal" fo:text-transform="none" fo:color="#212529" fo:letter-spacing="normal"/>
    </style:style>
    <style:style style:name="T5" style:family="text">
      <style:text-properties fo:font-variant="normal" fo:text-transform="none" fo:color="#eb0551" style:font-name="system-ui" fo:font-size="12pt" fo:letter-spacing="normal" fo:font-style="normal" style:text-underline-style="solid" style:text-underline-width="auto" style:text-underline-color="font-color" fo:font-weight="normal"/>
    </style:style>
    <style:style style:name="T6" style:family="text">
      <style:text-properties fo:font-size="12pt"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text:span text:style-name="T1">Commencer la rédaction d’un email en anglais<text:line-break/>La formule d’appel</text:span></text:span></text:h>
      <text:list xml:id="list1466914454" text:style-name="L1">
        <text:list-item>
          <text:p text:style-name="P6"><text:span text:style-name="Strong_20_Emphasis"><text:span text:style-name="T2">Hello, - </text:span></text:span><text:span text:style-name="T3">C’est la formule utilisable en toutes circonstances pour des communications très formelles, formelles ou neutres. Avec cette formule, pas de risque. Plusieurs variantes existent en fonction de vos relations avec le destinataire</text:span></text:p>
        </text:list-item>
        <text:list-item>
          <text:p text:style-name="P6"><text:span text:style-name="Strong_20_Emphasis"><text:span text:style-name="T2">Hello Mr./Mrs. Ferguson</text:span></text:span><text:span text:style-name="T3"> - tournure formelle permettant de s’adresser à un client, un responsable ou toute personne qu’on ne connaît pas mais qu’on sait destinataire de ce courriel</text:span></text:p>
        </text:list-item>
        <text:list-item>
          <text:p text:style-name="P6"><text:span text:style-name="Strong_20_Emphasis"><text:span text:style-name="T2">Hello Olivia,</text:span></text:span><text:span text:style-name="T3"> - moins formel, à utiliser lorsqu’on connaît le destinataire qu’il soit collègue, responsable, client ou connaissance</text:span></text:p>
        </text:list-item>
        <text:list-item>
          <text:p text:style-name="P6"><text:span text:style-name="Strong_20_Emphasis"><text:span text:style-name="T2">Hi Harry,</text:span></text:span><text:span text:style-name="T3"> - peu formel, si vous connaissez bien la personne à qui vous vous adressez et que vous vous sentez en confiance</text:span></text:p>
        </text:list-item>
        <text:list-item>
          <text:p text:style-name="P6"><text:span text:style-name="Strong_20_Emphasis"><text:span text:style-name="T2">Hey Jack,</text:span></text:span><text:span text:style-name="T3"> - informel, à réserver aux amis et parents</text:span></text:p>
        </text:list-item>
      </text:list>
      <text:list xml:id="list667625714" text:style-name="L2">
        <text:list-item>
          <text:p text:style-name="P7"><text:span text:style-name="Strong_20_Emphasis"><text:span text:style-name="T2">Dear Mr./Mrs. Ferguson, - </text:span></text:span><text:span text:style-name="T3">tournure très formelle et professionnelle</text:span></text:p>
        </text:list-item>
        <text:list-item>
          <text:p text:style-name="P7"><text:span text:style-name="Strong_20_Emphasis"><text:span text:style-name="T2">Dear Olivia, - </text:span></text:span><text:span text:style-name="T3">formule respectueuse mais moins formelle, professionnelle, si vous vous sentez en confiance pour appeler votre collègue, responsable ou client par son prénom</text:span></text:p>
        </text:list-item>
        <text:list-item>
          <text:p text:style-name="P7"><text:span text:style-name="Strong_20_Emphasis"><text:span text:style-name="T2">Dear Sir/Madam, - </text:span></text:span><text:span text:style-name="T3">formel,</text:span><text:span text:style-name="Strong_20_Emphasis"><text:span text:style-name="T3"> </text:span></text:span><text:span text:style-name="T3">à utiliser si vous ne savez pas qui recevra votre message</text:span></text:p>
        </text:list-item>
        <text:list-item>
          <text:p text:style-name="P7"><text:span text:style-name="Strong_20_Emphasis"><text:span text:style-name="T2">To whom it may concern, </text:span></text:span><text:span text:style-name="T3">- très formel à utiliser si vous ne savez pas qui lira votre email, comme par exemple lorsque vous envoyez un message à une adresse générique comme </text:span><text:a xlink:type="simple" xlink:href="mailto:contact@company.com" text:style-name="Internet_20_link" text:visited-style-name="Visited_20_Internet_20_Link"><text:span text:style-name="T5">contact@company.com</text:span></text:a></text:p>
        </text:list-item>
      </text:list>
      <text:p text:style-name="P4"/>
      <text:h text:style-name="P1" text:outline-level="2"><text:span text:style-name="Strong_20_Emphasis"><text:span text:style-name="T1">La phrase d’accroche d’un email en anglais</text:span></text:span></text:h>
      <text:p text:style-name="P19"><text:line-break/><text:span text:style-name="Strong_20_Emphasis"><text:span text:style-name="T2">Thank you for contacting our company, - </text:span></text:span><text:span text:style-name="T3">formel,</text:span><text:span text:style-name="Strong_20_Emphasis"><text:span text:style-name="T3"> </text:span></text:span><text:span text:style-name="T3">à utiliser en réponse à un message d’un client ou pour toute demande d’informations</text:span></text:p>
      <text:list xml:id="list3927365908" text:style-name="L3">
        <text:list-item>
          <text:p text:style-name="P8"><text:span text:style-name="Strong_20_Emphasis"><text:span text:style-name="T2">Thank you for your prompt reply, - </text:span></text:span><text:span text:style-name="T3">formel, pour remercier un client ou toute personne d’avoir répondu rapidement à votre sollicitation</text:span></text:p>
        </text:list-item>
        <text:list-item>
          <text:p text:style-name="P8"><text:span text:style-name="Strong_20_Emphasis"><text:span text:style-name="T2">Thanks for getting back to me, - moins formel, </text:span></text:span><text:span text:style-name="T3">peut être utilisée dans les mêmes conditions que la formule précédente</text:span></text:p>
        </text:list-item>
      </text:list>
      <text:p text:style-name="P19"><text:span text:style-name="Strong_20_Emphasis"><text:span text:style-name="T2">I hope this email finds you well - </text:span></text:span><text:span text:style-name="T3">Très (trop) formel, formule un peu “bateau”</text:span></text:p>
      <text:list xml:id="list1245222948" text:style-name="L4">
        <text:list-item>
          <text:p text:style-name="P9"><text:span text:style-name="Strong_20_Emphasis"><text:span text:style-name="T2">I hope you’re doing well - </text:span></text:span><text:span text:style-name="T3">Formel, c’est un peu comme demander si le destinataire va bien</text:span></text:p>
        </text:list-item>
        <text:list-item>
          <text:p text:style-name="P9"><text:soft-page-break/><text:span text:style-name="Strong_20_Emphasis"><text:span text:style-name="T2">I hope things are going well with you -  </text:span></text:span><text:span text:style-name="T3">Formel, variante de la formule précédente</text:span></text:p>
        </text:list-item>
        <text:list-item>
          <text:p text:style-name="P9"><text:span text:style-name="Strong_20_Emphasis"><text:span text:style-name="T2">How’s it going? - </text:span></text:span><text:span text:style-name="T3">Formule moins formelle, équivalente de “comment allez-vous”</text:span></text:p>
        </text:list-item>
        <text:list-item>
          <text:p text:style-name="P9"><text:span text:style-name="Strong_20_Emphasis"><text:span text:style-name="T2">Long time no see! </text:span></text:span><text:span text:style-name="T3">Informel, fait remarquer au destinataire que vous n’avez pas échangé depuis un moment</text:span></text:p>
        </text:list-item>
      </text:list>
      <text:p text:style-name="P19"><text:span text:style-name="Strong_20_Emphasis"><text:span text:style-name="T2">I am writing to enquire about…</text:span></text:span><text:span text:style-name="T3"> Très formel, à utiliser lorsqu’on souhaite rester très professionnel, sans aucune dimension affective et qu’on souhaite régler la problématique au plus vite</text:span></text:p>
      <text:list xml:id="list2937085749" text:style-name="L5">
        <text:list-item>
          <text:p text:style-name="P10"><text:span text:style-name="Strong_20_Emphasis"><text:span text:style-name="T2">I am writing in reference to…</text:span></text:span><text:span text:style-name="T3"> Formel, même type d’utilisation que la formule précédente</text:span></text:p>
        </text:list-item>
      </text:list>
      <text:p text:style-name="P20"><text:span text:style-name="Emphasis"><text:span text:style-name="T6">Informer</text:span></text:span></text:p>
      <text:list xml:id="list1865289604" text:style-name="L6">
        <text:list-item>
          <text:p text:style-name="P21"><text:span text:style-name="Strong_20_Emphasis"><text:span text:style-name="T2">I just wanted to update you on</text:span></text:span><text:span text:style-name="T3">… Assez Informel mais professionnel, permet de tenir informé le destinataire de l’avancement d’un dossier, d’une nouvelle étape d’un projet. Un peu trop solennel pour les courriels plus personnels</text:span></text:p>
        </text:list-item>
        <text:list-item>
          <text:p text:style-name="P11"><text:span text:style-name="Strong_20_Emphasis"><text:span text:style-name="T2">I just wanted to let you know</text:span></text:span><text:span text:style-name="T3">… Informel, utilisable pour les questions professionnelles et personnelles. Le ton employé ici est plutôt sympathique, voire amical, il est donc bien entendu déconseillé de l’utiliser pour des questions graves.</text:span></text:p>
        </text:list-item>
        <text:list-item>
          <text:p text:style-name="P11"><text:span text:style-name="Strong_20_Emphasis"><text:span text:style-name="T2">I’m emailing you to see</text:span></text:span><text:span text:style-name="T3">… Informel ou peu formel. A utiliser pour communiquer avec une personne qu’on connaît mais dont on ne sait pas si on peut lui accorder notre confiance.</text:span></text:p>
        </text:list-item>
        <text:list-item>
          <text:p text:style-name="P11"><text:span text:style-name="Strong_20_Emphasis"><text:span text:style-name="T2">Just wanted to tell you...</text:span></text:span><text:span text:style-name="T3"> Très informel, à utiliser pour communiquer avec une personne qu’on connaît, en qui on a confiance et avec qui on partage une certaine complicité. Il faut donc être vigilant dans son utilisation.</text:span></text:p>
        </text:list-item>
        <text:list-item>
          <text:p text:style-name="P11"><text:span text:style-name="Strong_20_Emphasis"><text:span text:style-name="T2">Just checking in about… </text:span></text:span><text:span text:style-name="T3">Informel, pour obtenir des informations à propos d’un dossier, d’un sujet que vous et votre destinataire suivez.</text:span></text:p>
        </text:list-item>
      </text:list>
      <text:p text:style-name="P19"><text:span text:style-name="Strong_20_Emphasis"><text:span text:style-name="T2"/></text:span></text:p>
      <text:h text:style-name="P2" text:outline-level="2"><text:span text:style-name="Strong_20_Emphasis"><text:span text:style-name="T2">Les tournures pour exprimer votre accord</text:span></text:span></text:h>
      <text:p text:style-name="P19"><text:line-break/></text:p>
      <text:p text:style-name="P19"><text:span text:style-name="Strong_20_Emphasis"><text:span text:style-name="T2"/></text:span></text:p>
      <text:p text:style-name="P19"><text:span text:style-name="Strong_20_Emphasis"><text:span text:style-name="T2">I completely agree with…</text:span></text:span><text:span text:style-name="T3"> Formel, montre votre accord total, sans réserve avec la proposition de l’expéditeur</text:span></text:p>
      <text:list xml:id="list89438716" text:style-name="L7">
        <text:list-item>
          <text:p text:style-name="P12"><text:span text:style-name="Strong_20_Emphasis"><text:span text:style-name="T2">I think the same about…</text:span></text:span><text:span text:style-name="T3"> Formel ou neutre. C’est peut-être la formule à privilégier pour signifier votre accord avec l’expéditeur</text:span></text:p>
        </text:list-item>
        <text:list-item>
          <text:p text:style-name="P12"><text:soft-page-break/><text:span text:style-name="Strong_20_Emphasis"><text:span text:style-name="T2">That works for me</text:span></text:span><text:span text:style-name="T3">. Informel, mais peut être utilisé dans un contexte professionnel car cette tournure n’est pas familière.</text:span></text:p>
        </text:list-item>
        <text:list-item>
          <text:p text:style-name="P12"><text:span text:style-name="Strong_20_Emphasis"><text:span text:style-name="T2">That sounds good</text:span></text:span><text:span text:style-name="T3">. Comme pour la formule précédente, bien qu’informelle, utilisable dans le cadre du travail.</text:span></text:p>
        </text:list-item>
        <text:list-item>
          <text:p text:style-name="P12"><text:span text:style-name="Strong_20_Emphasis"><text:span text:style-name="T4">…</text:span></text:span><text:span text:style-name="Strong_20_Emphasis"><text:span text:style-name="T2">to make sure we’re on the same page…</text:span></text:span><text:span text:style-name="T3"> cette formule est un peu différente des précédentes. Vous pensez être d’accord avec la proposition de votre correspondant, mais pour être sûr, vous tenez à préciser votre pensée avant de confirmer votre accord.</text:span></text:p>
        </text:list-item>
      </text:list>
      <text:p text:style-name="P19"/>
      <text:p text:style-name="P19"/>
      <text:h text:style-name="P2" text:outline-level="2"><text:span text:style-name="Strong_20_Emphasis"><text:span text:style-name="T1">Signifier son désaccord dans un email en anglais</text:span></text:span></text:h>
      <text:p text:style-name="P19"><text:line-break/><text:span text:style-name="Strong_20_Emphasis"><text:span text:style-name="T2">I’m afraid that…</text:span></text:span><text:span text:style-name="T3"> Formel, cette tournure permet de montrer un avis divergent mais sans le dire, en exprimant une sorte de crainte</text:span></text:p>
      <text:list xml:id="list3217998863" text:style-name="L8">
        <text:list-item>
          <text:p text:style-name="P13"><text:span text:style-name="Strong_20_Emphasis"><text:span text:style-name="T2">At the moment, I doubt that…</text:span></text:span><text:span text:style-name="T3"> Formel, ce n’est cependant pas la formule à privilégier. Ici encore, vous ne dites pas directement que vous êtes en désaccord avec la proposition de votre correspondant. Vous exprimez un doute sur ce qu’il propose à cet instant.</text:span></text:p>
        </text:list-item>
        <text:list-item>
          <text:p text:style-name="P13"><text:span text:style-name="Strong_20_Emphasis"><text:span text:style-name="T2">It’s out of the question…</text:span></text:span><text:span text:style-name="T3"> Radicalement différente des deux formules précédentes, le ton ici est formel, direct et abrupt. Pas de doute sur votre sentiment et pas de discussion possible. Attention cependant à qui vous envoyez ce message car c’est assez brusque</text:span></text:p>
        </text:list-item>
        <text:list-item>
          <text:p text:style-name="P13"><text:span text:style-name="Strong_20_Emphasis"><text:span text:style-name="T2">I understand your situation but at the moment,…</text:span></text:span><text:span text:style-name="T3"> Formel, mais avec cette formule, vous faite preuve d’une certaine empathie envers la proposition de votre collaborateur. Elle peut donc être utilisée dans de nombreuses situations, avec tout type de public.</text:span></text:p>
        </text:list-item>
        <text:list-item>
          <text:p text:style-name="P13"><text:span text:style-name="Strong_20_Emphasis"><text:span text:style-name="T2">To be honest, I believe…</text:span></text:span><text:span text:style-name="T3"> Informel, on l’utilisera lors d’échanges avec des personnes de confiance, que l’on connaît. En effet, le fait de commencer votre propos par “to be honest” pourrait décontenancer quelqu’un que vous ne connaissez pas bien. Bien sûr, il ne s’agit pas d’offrir votre honnêteté uniquement à vos proches, mais le dire peut ressembler à une confession, malvenue dans un cadre professionnel formel.</text:span></text:p>
        </text:list-item>
      </text:list>
      <text:p text:style-name="P19"><text:span text:style-name="Strong_20_Emphasis"><text:span text:style-name="T2">Instead, I think we should/could…</text:span></text:span><text:span text:style-name="T3"> Neutre ou assez formel, fonctionne bien à la suite de toutes les tournures présentées plus haut pour signifier votre désaccord. Vous avez dit “non” et vous proposez une solution alternative</text:span></text:p>
      <text:list xml:id="list743234151" text:style-name="L9">
        <text:list-item>
          <text:p text:style-name="P14"><text:span text:style-name="Strong_20_Emphasis"><text:span text:style-name="T2">My suggestion would be to…</text:span></text:span><text:span text:style-name="T3"> Formel, montre que bien que vous êtes en désaccord, votre préoccupation est la même que votre interlocuteur et </text:span><text:soft-page-break/><text:span text:style-name="T3">que vous avez des suggestions pour la réussite du projet, l’avancement du dossier…</text:span></text:p>
        </text:list-item>
        <text:list-item>
          <text:p text:style-name="P14"><text:span text:style-name="Strong_20_Emphasis"><text:span text:style-name="T2">An alternative solution might be…</text:span></text:span><text:span text:style-name="T3"> Formel, à utiliser comme la formule précédente</text:span></text:p>
        </text:list-item>
        <text:list-item>
          <text:p text:style-name="P14"><text:span text:style-name="Strong_20_Emphasis"><text:span text:style-name="T2">How about we…?</text:span></text:span><text:span text:style-name="T3"> Informel, on ne l’utilise pas au moment d’une prise de décision mais plutôt lors d’une phase de concertation pour trouver des idées, des solutions : vous ne pensez pas que la proposition de votre interlocuteur soit la bonne, mais pourquoi pas faire comme ci ou comme ça.</text:span></text:p>
        </text:list-item>
        <text:list-item>
          <text:p text:style-name="P14"><text:span text:style-name="Strong_20_Emphasis"><text:span text:style-name="T2">What do you think about… instead?</text:span></text:span><text:span text:style-name="T3"> Informel. Là encore vous êtes en désaccord avec votre correspondant mais vous avez des suggestions. Vous n’imposez pas vos propositions et la question reste ouverte.</text:span></text:p>
        </text:list-item>
      </text:list>
      <text:p text:style-name="P19"/>
      <text:p text:style-name="P19"/>
      <text:h text:style-name="P2" text:outline-level="2"><text:span text:style-name="Strong_20_Emphasis"><text:span text:style-name="T1">Confirmer un rendez-vous par email en anglais</text:span></text:span></text:h>
      <text:p text:style-name="P19"><text:line-break/><text:span text:style-name="Strong_20_Emphasis"><text:span text:style-name="T2">This is a special reminder to confirm…</text:span></text:span><text:span text:style-name="T3"> Formel, professionnel et impersonnel, à visée uniquement informative. C’est un email type automatique qu’on reçoit pour nous rappeler un rendez-vous.</text:span></text:p>
      <text:list xml:id="list4264956838" text:style-name="L10">
        <text:list-item>
          <text:p text:style-name="P15"><text:span text:style-name="Strong_20_Emphasis"><text:span text:style-name="T2">I am writing to confirm an appointment with you on…</text:span></text:span><text:span text:style-name="T3"> Formel, mais beaucoup moins impersonnel que la formule précédente. Utilisable dans un contexte professionnel</text:span></text:p>
        </text:list-item>
        <text:list-item>
          <text:p text:style-name="P15"><text:span text:style-name="Strong_20_Emphasis"><text:span text:style-name="T2">I am glad you will be available for…</text:span></text:span><text:span text:style-name="T3"> Formel, professionnel tout en étant amical</text:span></text:p>
        </text:list-item>
      </text:list>
      <text:p text:style-name="P19"/>
      <text:p text:style-name="P19"/>
      <text:p text:style-name="P22"><text:span text:style-name="Strong_20_Emphasis"><text:span text:style-name="T2">This is a special reminder to confirm…</text:span></text:span><text:span text:style-name="T3"> Formel, professionnel et impersonnel, à visée uniquement informative. C’est un email type automatique qu’on reçoit pour nous rappeler un rendez-vous.</text:span></text:p>
      <text:list xml:id="list3628798105" text:style-name="L11">
        <text:list-item>
          <text:p text:style-name="P16"><text:span text:style-name="Strong_20_Emphasis"><text:span text:style-name="T2">I am writing to confirm an appointment with you on…</text:span></text:span><text:span text:style-name="T3"> Formel, mais beaucoup moins impersonnel que la formule précédente. Utilisable dans un contexte professionnel</text:span></text:p>
        </text:list-item>
        <text:list-item>
          <text:p text:style-name="P16"><text:span text:style-name="Strong_20_Emphasis"><text:span text:style-name="T2">I am glad you will be available for…</text:span></text:span><text:span text:style-name="T3"> Formel, professionnel tout en étant amical</text:span></text:p>
        </text:list-item>
      </text:list>
      <text:p text:style-name="P5"><text:span text:style-name="T3"/></text:p>
      <text:h text:style-name="P3" text:outline-level="2"><text:span text:style-name="Strong_20_Emphasis"><text:span text:style-name="T2">Conclure un email en anglais</text:span></text:span></text:h>
      <text:p text:style-name="P19"><text:line-break/></text:p>
      <text:p text:style-name="P19"><text:span text:style-name="Strong_20_Emphasis"><text:span text:style-name="T2">Thank you very much for your time.</text:span></text:span><text:span text:style-name="T3"> Formel, pour remercier votre correspondant de prendre de son temps pour considérer votre demande.</text:span></text:p>
      <text:list xml:id="list2590735202" text:style-name="L12">
        <text:list-item>
          <text:p text:style-name="P17"><text:span text:style-name="Strong_20_Emphasis"><text:span text:style-name="T2">Thank you in advance for your time.</text:span></text:span><text:span text:style-name="T3"> Formel. Très utilisé, cependant il est souvent malvenu de remercier la personne en avance. En effet, vous lui notifiez en quelque sorte qu’elle </text:span><text:a xlink:type="simple" xlink:href="http://www.lefigaro.fr/langue-francaise/expressions-francaises/2017/07/03/37003-20170703ARTFIG00004-les-expressions-a-bannir-au-bureau-merci-d-avance.php" text:style-name="Internet_20_link" text:visited-style-name="Visited_20_Internet_20_Link"><text:span text:style-name="T5">n’a pas d’autre choix que de considérer votre demande</text:span></text:a><text:span text:style-name="T3"> et mettre une certaine pression.</text:span></text:p>
        </text:list-item>
        <text:list-item>
          <text:p text:style-name="P17"><text:span text:style-name="Strong_20_Emphasis"><text:span text:style-name="T2">Call me to… or if you have any questions.</text:span></text:span><text:span text:style-name="T3"> Tournure un peu directive du fait de l’utilisation de l’impératif. Peut être nuancé en ajoutant </text:span><text:span text:style-name="Emphasis"><text:span text:style-name="T3">Please</text:span></text:span><text:span text:style-name="T3"> en début de phrase</text:span></text:p>
        </text:list-item>
        <text:list-item>
          <text:p text:style-name="P17"><text:span text:style-name="Strong_20_Emphasis"><text:span text:style-name="T2">Looking forward to your reply.</text:span></text:span><text:span text:style-name="T3"> Neutre, utilisable dans toutes situations, professionnelle comme personnelle</text:span></text:p>
        </text:list-item>
        <text:list-item>
          <text:p text:style-name="P17"><text:span text:style-name="Strong_20_Emphasis"><text:span text:style-name="T2">Let me know if… </text:span></text:span><text:span text:style-name="T3">Informel à neutre, vous pensez que votre message est clair mais votre correspondant peut vous contacter pour toute précision.</text:span></text:p>
        </text:list-item>
      </text:list>
      <text:p text:style-name="P19"><text:span text:style-name="Strong_20_Emphasis"><text:span text:style-name="T2">Best / Kind / Kindest regards. </text:span></text:span><text:span text:style-name="T3">Les plus utilisées</text:span></text:p>
      <text:list xml:id="list3281506902" text:style-name="L13">
        <text:list-item>
          <text:p text:style-name="P18"><text:span text:style-name="Strong_20_Emphasis"><text:span text:style-name="T2">Sincerely.</text:span></text:span><text:span text:style-name="T3"> Formel, idéal pour les échanges avec des clients et supérieurs hiérarchiques.</text:span></text:p>
        </text:list-item>
        <text:list-item>
          <text:p text:style-name="P18"><text:span text:style-name="Strong_20_Emphasis"><text:span text:style-name="T2">Cordially.</text:span></text:span><text:span text:style-name="T3"> Formel et impersonnel.</text:span></text:p>
        </text:list-item>
        <text:list-item>
          <text:p text:style-name="P18"><text:span text:style-name="Strong_20_Emphasis"><text:span text:style-name="T2">Best wishes.</text:span></text:span><text:span text:style-name="T3"> Formel, pour des collègues ou connaissances dont nous ne sommes pas proches.</text:span></text:p>
        </text:list-item>
      </text:list>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ystem-ui" svg:font-family="system-ui, apple-system,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0T16:13:31.276987169</meta:creation-date>
    <dc:date>2021-12-10T16:25:25.520229053</dc:date>
    <meta:editing-duration>PT26S</meta:editing-duration>
    <meta:editing-cycles>1</meta:editing-cycles>
    <meta:document-statistic meta:table-count="0" meta:image-count="0" meta:object-count="0" meta:page-count="5" meta:paragraph-count="63" meta:word-count="1411" meta:character-count="8592" meta:non-whitespace-character-count="7280"/>
    <meta:generator>LibreOffice/6.4.7.2$Linux_X86_64 LibreOffice_project/40$Build-2</meta:generator>
  </office:meta>
</office:document-meta>
</file>